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36in"/>
    </style:style>
    <style:style style:name="co3" style:family="table-column">
      <style:table-column-properties fo:break-before="auto" style:column-width="1.7665in"/>
    </style:style>
    <style:style style:name="co4" style:family="table-column">
      <style:table-column-properties fo:break-before="auto" style:column-width="1.6429in"/>
    </style:style>
    <style:style style:name="co5" style:family="table-column">
      <style:table-column-properties fo:break-before="auto" style:column-width="1.5193in"/>
    </style:style>
    <style:style style:name="co6" style:family="table-column">
      <style:table-column-properties fo:break-before="auto" style:column-width="1.2445in"/>
    </style:style>
    <style:style style:name="ro1" style:family="table-row">
      <style:table-row-properties style:row-height="0.3717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0.8465in" fo:break-before="auto" style:use-optimal-row-height="true"/>
    </style:style>
    <style:style style:name="ro6" style:family="table-row">
      <style:table-row-properties style:row-height="0.6846in" fo:break-before="auto" style:use-optimal-row-height="true"/>
    </style:style>
    <style:style style:name="ro7" style:family="table-row">
      <style:table-row-properties style:row-height="1.5047in" fo:break-before="auto" style:use-optimal-row-height="true"/>
    </style:style>
    <style:style style:name="ro8" style:family="table-row">
      <style:table-row-properties style:row-height="1.3425in" fo:break-before="auto" style:use-optimal-row-height="true"/>
    </style:style>
    <style:style style:name="ro9" style:family="table-row">
      <style:table-row-properties style:row-height="2.3339in" fo:break-before="auto" style:use-optimal-row-height="true"/>
    </style:style>
    <style:style style:name="ro10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1.6783in" fo:break-before="auto" style:use-optimal-row-height="true"/>
    </style:style>
    <style:style style:name="ro12" style:family="table-row">
      <style:table-row-properties style:row-height="1.3472in" fo:break-before="auto" style:use-optimal-row-height="true"/>
    </style:style>
    <style:style style:name="ro1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111111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111111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000000" style:text-outline="false" style:text-line-through-style="none" style:font-name="Times New Roman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111111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>
            <text:p>Test Case<text:span text:style-name="T1"> id</text:span></text:p>
          </table:table-cell>
          <table:table-cell table:style-name="ce5" office:value-type="string">
            <text:p>Functionality id</text:p>
          </table:table-cell>
          <table:table-cell table:style-name="ce5" office:value-type="string">
            <text:p>Test Case Name</text:p>
          </table:table-cell>
          <table:table-cell table:style-name="ce5" office:value-type="string">
            <text:p>Test Summary</text:p>
          </table:table-cell>
          <table:table-cell table:style-name="ce5" office:value-type="string">
            <text:p>Pre Condition</text:p>
          </table:table-cell>
          <table:table-cell table:style-name="ce5" office:value-type="string">
            <text:p>Steps</text:p>
          </table:table-cell>
          <table:table-cell table:style-name="ce5" office:value-type="string">
            <text:p>Test Data</text:p>
          </table:table-cell>
          <table:table-cell table:style-name="ce5" office:value-type="string">
            <text:p>Expected Result</text:p>
          </table:table-cell>
          <table:table-cell table:style-name="ce5" office:value-type="string">
            <text:p>Actual Result </text:p>
          </table:table-cell>
          <table:table-cell table:style-name="ce5" office:value-type="string">
            <text:p>Status</text:p>
          </table:table-cell>
          <table:table-cell table:style-name="ce11"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Fb_01</text:p>
          </table:table-cell>
          <table:table-cell office:value-type="string">
            <text:p>checking URL</text:p>
          </table:table-cell>
          <table:table-cell table:style-name="ce2" office:value-type="string">
            <text:p>its open web page.</text:p>
          </table:table-cell>
          <table:table-cell table:style-name="ce8"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</text:p>
          </table:table-cell>
          <table:table-cell/>
          <table:table-cell office:value-type="string">
            <text:p>It must open web 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Fb_100</text:p>
          </table:table-cell>
          <table:table-cell office:value-type="string">
            <text:p>login button</text:p>
          </table:table-cell>
          <table:table-cell table:style-name="ce2" office:value-type="string">
            <text:p>its login account with email address/mobile and password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login.</text:p>
          </table:table-cell>
          <table:table-cell/>
          <table:table-cell office:value-type="string">
            <text:p>it must open an account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4">
          <table:table-cell office:value-type="float" office:value="3">
            <text:p>3</text:p>
          </table:table-cell>
          <table:table-cell table:style-name="ce2" office:value-type="string">
            <text:p>Fb_100</text:p>
          </table:table-cell>
          <table:table-cell office:value-type="string">
            <text:p>login button with correct details</text:p>
          </table:table-cell>
          <table:table-cell table:style-name="ce2" office:value-type="string">
            <text:p>login account with email id &amp; password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login </text:p>
          </table:table-cell>
          <table:table-cell office:value-type="string">
            <text:p>email id:<text:a xlink:href="mailto:komalkatheria39@gmail.com">komalkatheria39@gmail.com</text:a> password: <text:a xlink:href="mailto:facebook@123">facebook@123</text:a></text:p>
          </table:table-cell>
          <table:table-cell office:value-type="string">
            <text:p>it must login an account &amp; gives facebook home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4">
          <table:table-cell office:value-type="float" office:value="4">
            <text:p>4</text:p>
          </table:table-cell>
          <table:table-cell table:style-name="ce2" office:value-type="string">
            <text:p>Fb_100</text:p>
          </table:table-cell>
          <table:table-cell office:value-type="string">
            <text:p>login button with correct mobile no.</text:p>
          </table:table-cell>
          <table:table-cell table:style-name="ce2" office:value-type="string">
            <text:p>login account with mobile &amp; password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login </text:p>
          </table:table-cell>
          <table:table-cell office:value-type="string">
            <text:p>Mobile: 8600555110 password: <text:a xlink:href="mailto:facebook@123">facebook@123</text:a></text:p>
          </table:table-cell>
          <table:table-cell office:value-type="string">
            <text:p>it must login an account &amp; gives facebook home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Fb_100</text:p>
          </table:table-cell>
          <table:table-cell table:style-name="ce3" office:value-type="string">
            <text:p>login button with numeric details</text:p>
          </table:table-cell>
          <table:table-cell table:style-name="ce3" office:value-type="string">
            <text:p>login account with numeric &amp; password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facebook.com/">www.facebook.com</text:a> 2. press enter key. 3. click on <text:s/>login </text:p>
          </table:table-cell>
          <table:table-cell table:style-name="ce3" office:value-type="string">
            <text:p>Mobile: 12345 password: <text:a xlink:href="mailto:facebook@123">facebook@123</text:a></text:p>
          </table:table-cell>
          <table:table-cell table:style-name="ce3" office:value-type="string">
            <text:p>it must show invalid user id.</text:p>
          </table:table-cell>
          <table:table-cell table:style-name="ce9" office:value-type="string">
            <text:p>The password that you've entered is incorrect </text:p>
          </table:table-cell>
          <table:table-cell table:style-name="ce3" office:value-type="string">
            <text:p>fail</text:p>
          </table:table-cell>
          <table:table-cell table:style-name="ce3" table:number-columns-repeated="1014"/>
        </table:table-row>
        <table:table-row table:style-name="ro5">
          <table:table-cell table:style-name="ce4" office:value-type="float" office:value="6">
            <text:p>6</text:p>
          </table:table-cell>
          <table:table-cell table:style-name="ce4" office:value-type="string">
            <text:p>Fb_100</text:p>
          </table:table-cell>
          <table:table-cell table:style-name="ce4" office:value-type="string">
            <text:p>login button with wrong password</text:p>
          </table:table-cell>
          <table:table-cell table:style-name="ce4" office:value-type="string">
            <text:p>it gives error of invalid password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 <text:s/>www.facebook.com 2. press enter key.3. Click on login</text:p>
          </table:table-cell>
          <table:table-cell table:style-name="ce4" office:value-type="string">
            <text:p>email id:komalkatheria39@gmail.com password <text:a xlink:href="mailto:facebook@1234567890">facebook@1234567890</text:a></text:p>
          </table:table-cell>
          <table:table-cell table:style-name="ce4" office:value-type="string">
            <text:p>it must show invalid user password</text:p>
          </table:table-cell>
          <table:table-cell table:style-name="ce10" office:value-type="string">
            <text:p>as per expectation.</text:p>
          </table:table-cell>
          <table:table-cell table:style-name="ce4" office:value-type="string">
            <text:p>pass</text:p>
          </table:table-cell>
          <table:table-cell table:style-name="ce4" table:number-columns-repeated="1014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4" office:value-type="string">
            <text:p>Fb_100</text:p>
          </table:table-cell>
          <table:table-cell table:style-name="ce4" office:value-type="string">
            <text:p>login button with blank user id &amp; password</text:p>
          </table:table-cell>
          <table:table-cell table:style-name="ce4" office:value-type="string">
            <text:p>it gives error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 <text:s/>www.facebook.com 2. press enter key.3. Click on login</text:p>
          </table:table-cell>
          <table:table-cell table:style-name="ce4" office:value-type="string">
            <text:p>email id: <text:s text:c="3"/>Password:</text:p>
          </table:table-cell>
          <table:table-cell table:style-name="ce4" office:value-type="string">
            <text:p>it must show error.</text:p>
          </table:table-cell>
          <table:table-cell table:style-name="ce10" office:value-type="string">
            <text:p>as per expectation.</text:p>
          </table:table-cell>
          <table:table-cell table:style-name="ce4" office:value-type="string">
            <text:p>pass</text:p>
          </table:table-cell>
          <table:table-cell table:style-name="ce4" table:number-columns-repeated="1014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4" office:value-type="string">
            <text:p>Fb_100</text:p>
          </table:table-cell>
          <table:table-cell table:style-name="ce4" office:value-type="string">
            <text:p>login button with wrong <text:s/>user id &amp; password</text:p>
          </table:table-cell>
          <table:table-cell table:style-name="ce4" office:value-type="string">
            <text:p>it gives error of invalid password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 <text:s/>www.facebook.com 2. press enter key.3. Click on login</text:p>
          </table:table-cell>
          <table:table-cell table:style-name="ce4" office:value-type="string">
            <text:p>email id: <text:a xlink:href="mailto:39@gmail.com">39@gmail.com</text:a> <text:s/>password: kfjdgjionjfi</text:p>
          </table:table-cell>
          <table:table-cell table:style-name="ce4" office:value-type="string">
            <text:p>it must show error.</text:p>
          </table:table-cell>
          <table:table-cell table:style-name="ce10" office:value-type="string">
            <text:p>as per expectation.</text:p>
          </table:table-cell>
          <table:table-cell table:style-name="ce4" office:value-type="string">
            <text:p>pass</text:p>
          </table:table-cell>
          <table:table-cell table:style-name="ce4" table:number-columns-repeated="1014"/>
        </table:table-row>
        <table:table-row table:style-name="ro5">
          <table:table-cell table:style-name="ce4" office:value-type="float" office:value="9">
            <text:p>9</text:p>
          </table:table-cell>
          <table:table-cell office:value-type="string">
            <text:p>Fb_200</text:p>
          </table:table-cell>
          <table:table-cell table:style-name="Default" office:value-type="string">
            <text:p>Forgotten account</text:p>
          </table:table-cell>
          <table:table-cell table:style-name="ce2" office:value-type="string">
            <text:p>it takes to recovery password of account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forgotten password.4. Search</text:p>
          </table:table-cell>
          <table:table-cell/>
          <table:table-cell office:value-type="string">
            <text:p>it must gives to reset password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5">
          <table:table-cell table:style-name="ce4" office:value-type="float" office:value="10">
            <text:p>10</text:p>
          </table:table-cell>
          <table:table-cell office:value-type="string">
            <text:p>Fb_300</text:p>
          </table:table-cell>
          <table:table-cell table:style-name="Default" office:value-type="string">
            <text:p>create a new account</text:p>
          </table:table-cell>
          <table:table-cell office:value-type="string">
            <text:p>it gives to sign up page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/>
          <table:table-cell office:value-type="string">
            <text:p>it must takes to sign up 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table:style-name="ce4" office:value-type="float" office:value="11">
            <text:p>11</text:p>
          </table:table-cell>
          <table:table-cell office:value-type="string">
            <text:p>Fb_300</text:p>
          </table:table-cell>
          <table:table-cell office:value-type="string">
            <text:p>First name &amp; last name field with correct details</text:p>
          </table:table-cell>
          <table:table-cell office:value-type="string">
            <text:p>it process ahead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 office:value-type="string">
            <text:p>First name: Karuna Last <text:s/>name: Katheriya Mobile/email id: 8600555110 new password: <text:a xlink:href="mailto:K@runa123">K@runa123</text:a> DOB: 12/11/2004 Gender: Female</text:p>
          </table:table-cell>
          <table:table-cell office:value-type="string">
            <text:p>it must create an account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table:style-name="ce4" office:value-type="float" office:value="12">
            <text:p>12</text:p>
          </table:table-cell>
          <table:table-cell table:style-name="ce2" office:value-type="string">
            <text:p>Fb_300</text:p>
          </table:table-cell>
          <table:table-cell office:value-type="string">
            <text:p>First name &amp; last name field with numeric details</text:p>
          </table:table-cell>
          <table:table-cell table:style-name="ce2" office:value-type="string">
            <text:p>it must <text:s/>show error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 office:value-type="string">
            <text:p>First name: 123456789 Last <text:s/>name: 3534535 Mobile/email id: 8600555110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8">
          <table:table-cell table:style-name="ce4" office:value-type="float" office:value="13">
            <text:p>13</text:p>
          </table:table-cell>
          <table:table-cell table:style-name="ce2" office:value-type="string">
            <text:p>Fb_300</text:p>
          </table:table-cell>
          <table:table-cell office:value-type="string">
            <text:p>First name &amp; last name field with special characters.</text:p>
          </table:table-cell>
          <table:table-cell office:value-type="string">
            <text:p>it must <text:s/>show error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 office:value-type="string">
            <text:p>First name: @$%^ Last <text:s/>name: (*&amp;*(* Mobile/email id: 8600555110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9">
          <table:table-cell table:style-name="ce4" office:value-type="float" office:value="14">
            <text:p>14</text:p>
          </table:table-cell>
          <table:table-cell office:value-type="string">
            <text:p>Fb_300</text:p>
          </table:table-cell>
          <table:table-cell office:value-type="string">
            <text:p>First name &amp; last name field with maximum length</text:p>
          </table:table-cell>
          <table:table-cell office:value-type="string">
            <text:p>it must <text:s/>show error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 office:value-type="string">
            <text:p>First name: Karuna Satish Ramkishor Katheriya Last <text:s/>name: Katheriya Katheriya Katheriya Katheriya Mobile/email id: 8600555110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table:style-name="ce4" office:value-type="float" office:value="15">
            <text:p>15</text:p>
          </table:table-cell>
          <table:table-cell office:value-type="string">
            <text:p>Fb_300</text:p>
          </table:table-cell>
          <table:table-cell office:value-type="string">
            <text:p>First name &amp; last name field with only tittle</text:p>
          </table:table-cell>
          <table:table-cell office:value-type="string">
            <text:p>it must <text:s/>show error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 office:value-type="string">
            <text:p>First name: General Last <text:s/>name: Jurnal Mobile/email id: 8600555110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8">
          <table:table-cell table:style-name="ce4" office:value-type="float" office:value="16">
            <text:p>16</text:p>
          </table:table-cell>
          <table:table-cell office:value-type="string">
            <text:p>Fb_300</text:p>
          </table:table-cell>
          <table:table-cell office:value-type="string">
            <text:p>First name &amp; last name field with blank</text:p>
          </table:table-cell>
          <table:table-cell office:value-type="string">
            <text:p>it must <text:s/>show error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 office:value-type="string">
            <text:p>First name: <text:s/>Last <text:s/>name: <text:s/>Mobile/email id: 8600555110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table:style-name="ce4" office:value-type="float" office:value="17">
            <text:p>17</text:p>
          </table:table-cell>
          <table:table-cell office:value-type="string">
            <text:p>Fb_300</text:p>
          </table:table-cell>
          <table:table-cell office:value-type="string">
            <text:p>First name &amp; last name field with @ before name</text:p>
          </table:table-cell>
          <table:table-cell office:value-type="string">
            <text:p>it must <text:s/>show error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 office:value-type="string">
            <text:p>First name: @Karuna Last <text:s/>name: @Katheriya Mobile/email id: 8600555110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table:style-name="ce4" office:value-type="float" office:value="18">
            <text:p>18</text:p>
          </table:table-cell>
          <table:table-cell office:value-type="string">
            <text:p>Fb_300</text:p>
          </table:table-cell>
          <table:table-cell office:value-type="string">
            <text:p>First name &amp; last name field with $ after name</text:p>
          </table:table-cell>
          <table:table-cell office:value-type="string">
            <text:p>it must <text:s/>show error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 office:value-type="string">
            <text:p>First name: Karuna$ Last <text:s/>name: Katheriya$ Mobile/email id: 8600555110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table:style-name="ce4" office:value-type="float" office:value="19">
            <text:p>19</text:p>
          </table:table-cell>
          <table:table-cell office:value-type="string">
            <text:p>Fb_300</text:p>
          </table:table-cell>
          <table:table-cell office:value-type="string">
            <text:p>First name &amp; last name field with @ in middle </text:p>
          </table:table-cell>
          <table:table-cell office:value-type="string">
            <text:p>it must <text:s/>show error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</text:p>
          </table:table-cell>
          <table:table-cell office:value-type="string">
            <text:p>First name: K@runa Last <text:s/>name: <text:a xlink:href="mailto:K@theriya">K@theriya</text:a> Mobile/email id: 8600555110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table:style-name="ce4" office:value-type="float" office:value="20">
            <text:p>20</text:p>
          </table:table-cell>
          <table:table-cell table:style-name="ce6" office:value-type="string">
            <text:p>Fb_300</text:p>
          </table:table-cell>
          <table:table-cell table:style-name="ce3" office:value-type="string">
            <text:p>First name &amp; last name field with $ before name</text:p>
          </table:table-cell>
          <table:table-cell table:style-name="ce6" office:value-type="string">
            <text:p>it must <text:s/>show error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3" office:value-type="string">
            <text:p>First name: $Karuna Last <text:s/>name:$Katheriya Mobile/email id: 8600555110 new password: <text:a xlink:href="mailto:K@runa123">K@runa123</text:a> DOB: 12/11/2004 Gender: Female</text:p>
          </table:table-cell>
          <table:table-cell table:style-name="ce3" office:value-type="string">
            <text:p>it must show error.</text:p>
          </table:table-cell>
          <table:table-cell table:style-name="ce3" office:value-type="string">
            <text:p>it create account</text:p>
          </table:table-cell>
          <table:table-cell table:style-name="ce3" office:value-type="string">
            <text:p>fail</text:p>
          </table:table-cell>
          <table:table-cell table:style-name="ce3" table:number-columns-repeated="1014"/>
        </table:table-row>
        <table:table-row table:style-name="ro7">
          <table:table-cell table:style-name="ce4" office:value-type="float" office:value="21">
            <text:p>21</text:p>
          </table:table-cell>
          <table:table-cell table:style-name="ce7" office:value-type="string">
            <text:p>Fb_300</text:p>
          </table:table-cell>
          <table:table-cell table:style-name="ce4" office:value-type="string">
            <text:p>First name &amp; last name field with &amp; after name</text:p>
          </table:table-cell>
          <table:table-cell table:style-name="ce7" office:value-type="string">
            <text:p>it must <text:s/>show error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&amp; Last <text:s/>name:Katheriya&amp; Mobile/email id: 8600555110 new password: <text:a xlink:href="mailto:K@runa123">K@runa123</text:a> DOB: 12/11/2004 Gender: Female</text:p>
          </table:table-cell>
          <table:table-cell table:style-name="ce4" office:value-type="string">
            <text:p>it must show error.</text:p>
          </table:table-cell>
          <table:table-cell table:style-name="ce4" office:value-type="string">
            <text:p>as per expectation.</text:p>
          </table:table-cell>
          <table:table-cell table:style-name="ce4" office:value-type="string">
            <text:p>pass</text:p>
          </table:table-cell>
          <table:table-cell table:style-name="ce4" table:number-columns-repeated="1014"/>
        </table:table-row>
        <table:table-row table:style-name="ro7">
          <table:table-cell table:style-name="ce4" office:value-type="float" office:value="22">
            <text:p>22</text:p>
          </table:table-cell>
          <table:table-cell table:style-name="ce7" office:value-type="string">
            <text:p>Fb_300</text:p>
          </table:table-cell>
          <table:table-cell table:style-name="ce4" office:value-type="string">
            <text:p>First name &amp; last name field with combination of alphabet &amp; <text:s text:c="2"/>numeric</text:p>
          </table:table-cell>
          <table:table-cell office:value-type="string">
            <text:p>it must <text:s/>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123 Last <text:s/>name:Katheriya123 Mobile/email id: 8600555110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23">
            <text:p>23</text:p>
          </table:table-cell>
          <table:table-cell table:style-name="ce7" office:value-type="string">
            <text:p>Fb_300</text:p>
          </table:table-cell>
          <table:table-cell table:style-name="Default" office:value-type="string">
            <text:p>Mobile/email field alphabets</text:p>
          </table:table-cell>
          <table:table-cell table:style-name="ce2" office:value-type="string">
            <text:p>it gives error to enter valid mobile or email id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: nbdhbhd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24">
            <text:p>24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more than 10 numbers</text:p>
          </table:table-cell>
          <table:table-cell table:style-name="ce2" office:value-type="string">
            <text:p>it gives error to enter valid mobile or email id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: 987665454443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25">
            <text:p>25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91 before numbers</text:p>
          </table:table-cell>
          <table:table-cell office:value-type="string">
            <text:p>it goes ahead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: 919878854544 new password: <text:a xlink:href="mailto:K@runa123">K@runa123</text:a> DOB: 12/11/2004 Gender: Female</text:p>
          </table:table-cell>
          <table:table-cell office:value-type="string">
            <text:p>it must create an account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1">
          <table:table-cell office:value-type="float" office:value="26">
            <text:p>26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both mobile &amp; email 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: 8600555110/karu@gmail.com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table:number-columns-repeated="1015"/>
        </table:table-row>
        <table:table-row table:style-name="ro10">
          <table:table-cell office:value-type="float" office:value="27">
            <text:p>27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Special characters 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: ^%^%$&amp;^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table:number-columns-repeated="1016"/>
        </table:table-row>
        <table:table-row table:style-name="ro10">
          <table:table-cell office:value-type="float" office:value="28">
            <text:p>28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with space 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: 860 055 5110 new password: <text:a xlink:href="mailto:Karu@gmail.com">Karu@gmail.com</text:a> DOB: 12/11/2004 Gender: Female</text:p>
          </table:table-cell>
          <table:table-cell office:value-type="string">
            <text:p>it must show error.</text:p>
          </table:table-cell>
          <table:table-cell table:number-columns-repeated="1016"/>
        </table:table-row>
        <table:table-row table:style-name="ro10">
          <table:table-cell office:value-type="float" office:value="29">
            <text:p>29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with correct email id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: <text:a xlink:href="mailto:karu@gmail.com">karu@gmail.com</text:a> new password: <text:a xlink:href="mailto:K@runa123">K@runa123</text:a> DOB: 12/11/2004 Gender: Female</text:p>
          </table:table-cell>
          <table:table-cell office:value-type="string">
            <text:p>it must create an account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30">
            <text:p>30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with special character email id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: #$%&amp;^@gmail.com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1">
          <table:table-cell office:value-type="float" office:value="31">
            <text:p>31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with 2 @ in email id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 @998889@gmail.com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table:number-columns-repeated="1015"/>
        </table:table-row>
        <table:table-row table:style-name="ro11">
          <table:table-cell office:value-type="float" office:value="32">
            <text:p>32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with <text:s/>number before domain email id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 7679988089@gmail.com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table:number-columns-repeated="1015"/>
        </table:table-row>
        <table:table-row table:style-name="ro10">
          <table:table-cell office:value-type="float" office:value="33">
            <text:p>33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without domain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 karu@.com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34">
            <text:p>34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without .com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id <text:a xlink:href="mailto:karu@gmail">karu@gmail</text:a>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35">
            <text:p>35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starts with .com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.<text:a xlink:href="mailto:com@gmailkaru">com@gmailkaru</text:a>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36">
            <text:p>36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<text:s/>with 2 .com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kaur@.comgmail.com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37">
            <text:p>37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<text:s/>with space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kaur@ gmail.com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38">
            <text:p>38</text:p>
          </table:table-cell>
          <table:table-cell table:style-name="ce7" office:value-type="string">
            <text:p>Fb_300</text:p>
          </table:table-cell>
          <table:table-cell office:value-type="string">
            <text:p>Mobile/email field <text:s/>with more than 2 dots </text:p>
          </table:table-cell>
          <table:table-cell office:value-type="string">
            <text:p>it show error</text:p>
          </table:table-cell>
          <table:table-cell office:value-type="string">
            <text:p>Browser, Internet, website must be in working condition</text:p>
          </table:table-cell>
          <table:table-cell table:style-name="ce4" office:value-type="string">
            <text:p>1. enter url <text:s/><text:a xlink:href="http://www.facebook.com/">www.facebook.com</text:a> 2. press enter key. 3. click on <text:s/>create an account.</text:p>
          </table:table-cell>
          <table:table-cell table:style-name="ce4" office:value-type="string">
            <text:p>First name: Karuna Last <text:s/>name:Katheriya Mobile/email ka.ur@.gmail.com new password: <text:a xlink:href="mailto:K@runa123">K@runa123</text:a> DOB: 12/11/2004 Gender: Female</text:p>
          </table:table-cell>
          <table:table-cell office:value-type="string">
            <text:p>it must show error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39">
            <text:p>39</text:p>
          </table:table-cell>
          <table:table-cell office:value-type="string">
            <text:p>Fb_301</text:p>
          </table:table-cell>
          <table:table-cell table:style-name="Default" office:value-type="string">
            <text:p>Drop down button for DOB</text:p>
          </table:table-cell>
          <table:table-cell office:value-type="string">
            <text:p>its select from drop down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 3. Drop down button.</text:p>
          </table:table-cell>
          <table:table-cell table:style-name="ce4" office:value-type="string">
            <text:p>First name: Karuna Last <text:s/>name:Katheriya Mobile/email <text:a xlink:href="mailto:kaur@gmail">kaur@gmail</text:a>.com new password: <text:a xlink:href="mailto:K@runa123">K@runa123</text:a> DOB: 12/11/2004 Gender: Female</text:p>
          </table:table-cell>
          <table:table-cell office:value-type="string">
            <text:p>The DOB must select from drop down button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float" office:value="40">
            <text:p>40</text:p>
          </table:table-cell>
          <table:table-cell office:value-type="string">
            <text:p>Fb_302</text:p>
          </table:table-cell>
          <table:table-cell office:value-type="string">
            <text:p>Radio button for Gender by selecting female/male</text:p>
          </table:table-cell>
          <table:table-cell table:style-name="ce2" office:value-type="string">
            <text:p>it will select only one option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 3. radio button</text:p>
          </table:table-cell>
          <table:table-cell table:style-name="ce4" office:value-type="string">
            <text:p>First name: Karuna Last <text:s/>name:Katheriya Mobile/email ka.ur@.gmail.com new password: <text:a xlink:href="mailto:K@runa123">K@runa123</text:a> DOB: 12/11/2004 Gender: Female</text:p>
          </table:table-cell>
          <table:table-cell office:value-type="string">
            <text:p>it will select any one of them which we click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1">
          <table:table-cell office:value-type="float" office:value="41">
            <text:p>41</text:p>
          </table:table-cell>
          <table:table-cell office:value-type="string">
            <text:p>Fb_302</text:p>
          </table:table-cell>
          <table:table-cell office:value-type="string">
            <text:p>Radio button for Gender by selecting custom</text:p>
          </table:table-cell>
          <table:table-cell table:style-name="ce2" office:value-type="string">
            <text:p>it will select other option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 3. radio button 4. select custom 5. specified other</text:p>
          </table:table-cell>
          <table:table-cell table:style-name="ce4" office:value-type="string">
            <text:p>First name: Karuna Last <text:s/>name:Katheriya Mobile/email ka.ur@.gmail.com new password: <text:a xlink:href="mailto:K@runa123">K@runa123</text:a> DOB: 12/11/2004 Gender: custom other: Transgender</text:p>
          </table:table-cell>
          <table:table-cell office:value-type="string">
            <text:p>it will create an account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2">
          <table:table-cell office:value-type="float" office:value="42">
            <text:p>42</text:p>
          </table:table-cell>
          <table:table-cell office:value-type="string">
            <text:p>Fb_303</text:p>
          </table:table-cell>
          <table:table-cell table:style-name="Default" office:value-type="string">
            <text:p>Sign up button</text:p>
          </table:table-cell>
          <table:table-cell table:style-name="ce2" office:value-type="string">
            <text:p>it will submit the form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 <text:s/><text:a xlink:href="http://www.facebook.com/">www.facebook.com</text:a> 2. press enter key. 3. click on <text:s/>create an account. 3. radio button 4. select custom 5. specified other 6. sign up button <text:s/></text:p>
          </table:table-cell>
          <table:table-cell/>
          <table:table-cell office:value-type="string">
            <text:p>it must submit the form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12" table:number-rows-repeated="4">
          <table:table-cell/>
          <table:table-cell table:style-name="ce2"/>
          <table:table-cell table:style-name="Default"/>
          <table:table-cell table:style-name="ce2"/>
          <table:table-cell table:number-columns-repeated="1020"/>
        </table:table-row>
        <table:table-row table:style-name="ro12" table:number-rows-repeated="6">
          <table:table-cell/>
          <table:table-cell table:style-name="ce2"/>
          <table:table-cell/>
          <table:table-cell table:style-name="ce2"/>
          <table:table-cell table:number-columns-repeated="1020"/>
        </table:table-row>
        <table:table-row table:style-name="ro12" table:number-rows-repeated="20">
          <table:table-cell table:number-columns-repeated="2"/>
          <table:table-cell table:style-name="Default"/>
          <table:table-cell/>
          <table:table-cell table:style-name="Default" table:number-columns-repeated="1020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2P0" style:volatile="true" number:language="en" number:country="US">
      <number:number number:decimal-places="2" number:min-integer-digits="1" number:grouping="true"/>
      <number:text> </number:text>
    </number:number-style>
    <number:number-style style:name="N814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en" number:country="US">
      <number:minutes number:style="long"/>
      <number:text>:</number:text>
      <number:seconds number:style="long"/>
    </number:time-style>
    <number:time-style style:name="N8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en" number:country="US">
      <number:minutes number:style="long"/>
      <number:text>:</number:text>
      <number:seconds number:style="long" number:decimal-places="1"/>
    </number:time-style>
    <number:number-style style:name="N814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1">09/01/2022</text:date>, <text:time>12:5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7:48:31.16</meta:creation-date>
    <dc:date>2022-09-01T12:55:12.97</dc:date>
    <meta:editing-duration>PT5H11M40S</meta:editing-duration>
    <meta:editing-cycles>17</meta:editing-cycles>
    <meta:generator>OpenOffice/4.1.12$Win32 OpenOffice.org_project/4112m1$Build-9809</meta:generator>
    <meta:document-statistic meta:table-count="3" meta:cell-count="418" meta:object-count="0"/>
  </office:meta>
</office:document-meta>
</file>